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5-10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5-07-3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5-04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5-01-2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4-10-0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4-07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4-04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4-01-0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3-10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3-07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3-04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3-01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2-08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2-03-08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1-08-02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1-03-1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0-08-0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20-03-26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9-08-05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9-04-0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8-07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8-04-1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7-10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7-04-1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6-09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6-08-0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6-04-05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5-11-02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5-07-14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4-07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3-08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3-03-1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2-10-2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2-08-1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2-03-12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1-11-0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1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10-07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9-10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9-07-1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9-04-01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8-08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8-01-10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7-09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7-04-24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6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6-08-14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6-04-19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6-02-11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5-10-0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5-03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4-11-1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4-02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3-11-1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0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0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200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1999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199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199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678</text:p>
          </table:table-cell>
          <table:table-cell office:value-type="string" calcext:value-type="string">
            <text:p>18S/47E-17BCC</text:p>
          </table:table-cell>
          <table:table-cell office:value-type="string" calcext:value-type="string">
            <text:p>199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